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17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cot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envolvedor</text:p>
          </table:table-cell>
          <table:table-cell table:style-name="ce1" office:value-type="string" calcext:value-type="string">
            <text:p>Dependências</text:p>
          </table:table-cell>
          <table:table-cell table:style-name="ce1" office:value-type="string" calcext:value-type="string">
            <text:p>Herança/Implementação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datamanager.connectio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table:number-columns-repeated="2"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connection</text:p>
          </table:table-cell>
          <table:table-cell office:value-type="string" calcext:value-type="string">
            <text:p>ConnectionManag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onfig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Respon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Response, ResponseType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EntityManag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abstract 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, Pessoa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DataAccessObject, DataAccessResponse, ResponseType, Setor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BusinessLayoutLayer, DataAccessResponse, ResponseType, Seto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Usuari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Usuario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MapaDeServic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Usuario, Pessoa</text:p>
          </table:table-cell>
          <table:table-cell office:value-type="string" calcext:value-type="string">
            <text:p>Pessoa, Serializable</text:p>
          </table:table-cell>
          <table:table-cell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Funcionario, Usuario, UsuarioDAO, PessoaDAO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Funcionario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, Setor, Setor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terminas</text:p>
          </table:table-cell>
          <table:table-cell office:value-type="string" calcext:value-type="string">
            <text:p>Terminal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grupos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grupos</text:p>
          </table:table-cell>
          <table:table-cell office:value-type="string" calcext:value-type="string">
            <text:p>Grup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Grup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grupos</text:p>
          </table:table-cell>
          <table:table-cell office:value-type="string" calcext:value-type="string">
            <text:p>Grup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Grupo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Reques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Connec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lientRequest, FuncionarioBLL, SetorB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Launch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onnectionManager, ClientConnec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9:50:46.0709010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Filho</meta:initial-creator>
    <meta:creation-date>2015-06-14T16:30:07.620368434</meta:creation-date>
    <dc:date>2015-06-16T21:14:10.516429943</dc:date>
    <dc:creator>Carlos Filho</dc:creator>
    <meta:editing-duration>PT1H47M23S</meta:editing-duration>
    <meta:editing-cycles>7</meta:editing-cycles>
    <meta:generator>LibreOffice/4.2.8.2$Linux_X86_64 LibreOffice_project/420m0$Build-2</meta:generator>
    <meta:document-statistic meta:table-count="1" meta:cell-count="195" meta:object-count="0"/>
  </office:meta>
</office:document-meta>
</file>